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alor Futur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sa/costo de oportunidad</text:p>
          </table:table-cell>
          <table:table-cell table:style-name="ce1" office:value-type="percentage" office:value="0.25" calcext:value-type="percentage">
            <text:p>25.00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io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number-columns-repeated="9" office:value-type="float" office:value="32.6" calcext:value-type="float">
            <text:p>32.6</text:p>
          </table:table-cell>
          <table:table-cell/>
        </table:table-row>
        <table:table-row table:style-name="ro1">
          <table:table-cell table:number-columns-repeated="3"/>
          <table:table-cell table:formula="of:=[.C4]*(1+[.B2])+[.D4]" office:value-type="float" office:value="73.35" calcext:value-type="float">
            <text:p>73.35</text:p>
          </table:table-cell>
          <table:table-cell table:formula="of:=[.D5]*(1+[.$B$2])+[.E4]" office:value-type="float" office:value="124.2875" calcext:value-type="float">
            <text:p>124.2875</text:p>
          </table:table-cell>
          <table:table-cell table:formula="of:=[.E5]*(1+[.$B$2])+[.F4]" office:value-type="float" office:value="187.959375" calcext:value-type="float">
            <text:p>187.959375</text:p>
          </table:table-cell>
          <table:table-cell table:formula="of:=[.F5]*(1+[.$B$2])+[.G4]" office:value-type="float" office:value="267.54921875" calcext:value-type="float">
            <text:p>267.54921875</text:p>
          </table:table-cell>
          <table:table-cell table:formula="of:=[.G5]*(1+[.$B$2])+[.H4]" office:value-type="float" office:value="367.0365234375" calcext:value-type="float">
            <text:p>367.0365234375</text:p>
          </table:table-cell>
          <table:table-cell table:formula="of:=[.H5]*(1+[.$B$2])+[.I4]" office:value-type="float" office:value="491.395654296875" calcext:value-type="float">
            <text:p>491.395654296875</text:p>
          </table:table-cell>
          <table:table-cell table:formula="of:=[.I5]*(1+[.$B$2])+[.J4]" office:value-type="float" office:value="646.844567871094" calcext:value-type="float">
            <text:p>646.844567871094</text:p>
          </table:table-cell>
          <table:table-cell table:formula="of:=[.J5]*(1+[.$B$2])+[.K4]" office:value-type="float" office:value="841.155709838867" calcext:value-type="float">
            <text:p>841.155709838867</text:p>
          </table:table-cell>
          <table:table-cell office:value-type="string" calcext:value-type="string">
            <text:p>Puedo comparar esta con 300.10 porque son en el mismo mo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 0 (llevado al valor futuro) y 1 sumados </text:p>
          </table:table-cell>
          <table:table-cell table:number-columns-repeated="6"/>
          <table:table-cell office:value-type="string" calcext:value-type="string">
            <text:p>Valor futu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 el costo de oportunidad es 0, al 8 da 32.6*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erio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[.C10]*(1+[.$B$2])" office:value-type="float" office:value="175" calcext:value-type="float">
            <text:p>175</text:p>
          </table:table-cell>
          <table:table-cell table:formula="of:=[.D10]*(1+[.$B$2])" office:value-type="float" office:value="218.75" calcext:value-type="float">
            <text:p>218.75</text:p>
          </table:table-cell>
          <table:table-cell table:formula="of:=[.E10]*(1+[.$B$2])" office:value-type="float" office:value="273.4375" calcext:value-type="float">
            <text:p>273.4375</text:p>
          </table:table-cell>
          <table:table-cell table:formula="of:=[.F10]*(1+[.$B$2])" office:value-type="float" office:value="341.796875" calcext:value-type="float">
            <text:p>341.796875</text:p>
          </table:table-cell>
          <table:table-cell table:formula="of:=[.G10]*(1+[.$B$2])" office:value-type="float" office:value="427.24609375" calcext:value-type="float">
            <text:p>427.24609375</text:p>
          </table:table-cell>
          <table:table-cell table:formula="of:=[.H10]*(1+[.$B$2])" office:value-type="float" office:value="534.0576171875" calcext:value-type="float">
            <text:p>534.0576171875</text:p>
          </table:table-cell>
          <table:table-cell table:formula="of:=[.I10]*(1+[.$B$2])" office:value-type="float" office:value="667.572021484375" calcext:value-type="float">
            <text:p>667.572021484375</text:p>
          </table:table-cell>
          <table:table-cell table:formula="of:=[.J10]*(1+[.$B$2])" office:value-type="float" office:value="834.465026855469" calcext:value-type="float">
            <text:p>834.465026855469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uanto vale 140 en 8 años futuros con costo de o de 10%?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ali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Mariana (cetes)</text:p>
          </table:table-cell>
          <table:table-cell office:value-type="string" calcext:value-type="string">
            <text:p>Majo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alc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0.15" calcext:value-type="percentage">
            <text:p>15.00%</text:p>
          </table:table-cell>
          <table:table-cell table:style-name="ce1" office:value-type="percentage" office:value="0.25" calcext:value-type="percentage">
            <text:p>25.00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vas poniendo esto, las dif entre arriba y abajo, es cada vez más pequeña y luego negativa despues de olivia (25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 tienes una inversión pensada con c.o. de 25 o +, te conviene 2nda opción, si no es mejor la 1ra opción.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uedo comparar valor futuro o presente</text:p>
          </table:table-cell>
          <table:table-cell table:number-columns-repeated="11"/>
        </table:table-row>
      </table:table>
      <table:table table:name="Valor Presente" table:style-name="ta1"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sa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erio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number-columns-repeated="9" office:value-type="float" office:value="32.6" calcext:value-type="float">
            <text:p>32.6</text:p>
          </table:table-cell>
        </table:table-row>
        <table:table-row table:style-name="ro1">
          <table:table-cell table:number-columns-repeated="2"/>
          <table:table-cell office:value-type="float" office:value="32.6" calcext:value-type="float">
            <text:p>32.6</text:p>
          </table:table-cell>
          <table:table-cell table:formula="of:=[.D6]/(1+[.$C$2])^[.D5]" office:value-type="float" office:value="29.6363636363636" calcext:value-type="float">
            <text:p>29.6363636363636</text:p>
          </table:table-cell>
          <table:table-cell table:formula="of:=[.E6]/(1+[.$C$2])^[.E5]" office:value-type="float" office:value="26.9421487603306" calcext:value-type="float">
            <text:p>26.9421487603306</text:p>
          </table:table-cell>
          <table:table-cell table:formula="of:=[.F6]/(1+[.$C$2])^[.F5]" office:value-type="float" office:value="24.4928625093914" calcext:value-type="float">
            <text:p>24.4928625093914</text:p>
          </table:table-cell>
          <table:table-cell table:formula="of:=[.G6]/(1+[.$C$2])^[.G5]" office:value-type="float" office:value="22.2662386449013" calcext:value-type="float">
            <text:p>22.2662386449013</text:p>
          </table:table-cell>
          <table:table-cell table:formula="of:=[.H6]/(1+[.$C$2])^[.H5]" office:value-type="float" office:value="20.2420351317285" calcext:value-type="float">
            <text:p>20.2420351317285</text:p>
          </table:table-cell>
          <table:table-cell table:formula="of:=[.I6]/(1+[.$C$2])^[.I5]" office:value-type="float" office:value="18.4018501197531" calcext:value-type="float">
            <text:p>18.4018501197531</text:p>
          </table:table-cell>
          <table:table-cell table:formula="of:=[.J6]/(1+[.$C$2])^[.J5]" office:value-type="float" office:value="16.728954654321" calcext:value-type="float">
            <text:p>16.728954654321</text:p>
          </table:table-cell>
          <table:table-cell table:formula="of:=[.K6]/(1+[.$C$2])^[.K5]" office:value-type="float" office:value="15.2081405948373" calcext:value-type="float">
            <text:p>15.20814059483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alor presente</text:p>
          </table:table-cell>
          <table:table-cell table:formula="of:=SUM([.C7:.K7])" office:value-type="float" office:value="206.518594051627" calcext:value-type="float">
            <text:p>206.518594051627</text:p>
          </table:table-cell>
          <table:table-cell office:value-type="string" calcext:value-type="string">
            <text:p>comparación</text:p>
          </table:table-cell>
          <table:table-cell table:formula="of:=[.C9]-[.C13]" office:value-type="float" office:value="66.5185940516269" calcext:value-type="float">
            <text:p>66.5185940516269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erio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valor presente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rque no hay más pago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li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Mariana (cetes)</text:p>
          </table:table-cell>
          <table:table-cell office:value-type="string" calcext:value-type="string">
            <text:p>Majo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alc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0.15" calcext:value-type="percentage">
            <text:p>15.00%</text:p>
          </table:table-cell>
          <table:table-cell table:style-name="ce1" office:value-type="percentage" office:value="0.25" calcext:value-type="percentage">
            <text:p>25.00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en proyectos el valor presente se compara, pero mentalmente es más facil comparar valor futuro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uesto</text:p>
          </table:table-cell>
          <table:table-cell table:number-columns-repeated="5"/>
          <table:table-cell office:value-type="string" calcext:value-type="string">
            <text:p>capitalizable es que se reinvierte cada periodo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" office:value-type="percentage" office:value="0.22" calcext:value-type="percentage">
            <text:p>22.0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io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3" table:formula="of:=[.B27]*(1+[.C25])*(1+[.C25])*(1+[.C25])" office:value-type="float" office:value="1815.848" calcext:value-type="float">
            <text:p>1815.8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percentage" office:value="0.25" calcext:value-type="percentage">
            <text:p>25.00%</text:p>
          </table:table-cell>
          <table:table-cell table:style-name="ce1" office:value-type="percentage" office:value="0.22" calcext:value-type="percentage">
            <text:p>22.00%</text:p>
          </table:table-cell>
          <table:table-cell table:style-name="ce1" office:value-type="percentage" office:value="0.2" calcext:value-type="percentage">
            <text:p>20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3" table:formula="of:=[.B30]*(1+[.C28])*(1+[.D28])*(1+[.E28])" office:value-type="float" office:value="1830" calcext:value-type="float">
            <text:p>183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" office:value-type="percentage" office:value="0.25" calcext:value-type="percentage">
            <text:p>25.00%</text:p>
          </table:table-cell>
          <table:table-cell table:style-name="ce3" table:formula="of:=[.B34]*(1 + [.C34]*3)"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j 1</text:p>
          </table:table-cell>
          <table:table-cell table:number-columns-repeated="10"/>
        </table:table-row>
        <table:table-row table:style-name="ro1">
          <table:table-cell table:formula="of:=100*(1+0.08)^(50)" office:value-type="float" office:value="4690.16125132313" calcext:value-type="float">
            <text:p>4690.16125132313</text:p>
          </table:table-cell>
          <table:table-cell table:number-columns-repeated="10"/>
        </table:table-row>
        <table:table-row table:style-name="ro1">
          <table:table-cell/>
          <table:table-cell table:formula="of:=1000*(1+0.05)^(10)" office:value-type="float" office:value="1628.89462677744" calcext:value-type="float">
            <text:p>1628.89462677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 2</text:p>
          </table:table-cell>
          <table:table-cell table:formula="of:=[.B38]+1000" office:value-type="float" office:value="2628.89462677744" calcext:value-type="float">
            <text:p>2628.89462677744</text:p>
          </table:table-cell>
          <table:table-cell office:value-type="string" calcext:value-type="string">
            <text:p>Solo puedes sumar cantidades en años iguales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39]*(1+0.05)^(40)" office:value-type="float" office:value="18507.3884978784" calcext:value-type="float">
            <text:p>18507.3884978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 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0.8*(1+0.06)^(20)" office:value-type="float" office:value="2.56570837777028" calcext:value-type="float">
            <text:p>2.56570837777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 4</text:p>
          </table:table-cell>
          <table:table-cell office:value-type="string" calcext:value-type="string">
            <text:p>Despejas valor presente</text:p>
          </table:table-cell>
          <table:table-cell table:number-columns-repeated="9"/>
        </table:table-row>
        <table:table-row table:style-name="ro1">
          <table:table-cell/>
          <table:table-cell table:formula="of:=1.08^20" office:value-type="float" office:value="4.66095714384931" calcext:value-type="float">
            <text:p>4.66095714384931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20000/[.B45]" office:value-type="float" office:value="4290.96414808113" calcext:value-type="float">
            <text:p>4290.964148081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 5</text:p>
          </table:table-cell>
          <table:table-cell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/>
          <table:table-cell table:formula="of:=1.15^(10)" office:value-type="float" office:value="4.04555773570791" calcext:value-type="float">
            <text:p>4.04555773570791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20000/[.B48]" office:value-type="float" office:value="4943.69412243732" calcext:value-type="float">
            <text:p>4943.69412243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 6</text:p>
          </table:table-cell>
          <table:table-cell table:style-name="ce3" table:formula="of:=20000*(1+0.08)^(10)" office:value-type="float" office:value="43178.4999454558" calcext:value-type="float">
            <text:p>43178.499945455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j 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mpuesto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[.B52]*(1+[.B54]*[.B53])" office:value-type="float" office:value="2880" calcext:value-type="float">
            <text:p>2880</text:p>
          </table:table-cell>
          <table:table-cell table:formula="of:=[.B52]*(1+[.B53])^([.B54])" office:value-type="float" office:value="2917.215" calcext:value-type="float">
            <text:p>2917.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1.06^(20)" office:value-type="float" office:value="3.20713547221285" calcext:value-type="float">
            <text:p>3.207135472212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/>
          <table:table-cell table:formula="of:=3000/1.1" office:value-type="float" office:value="2727.27272727273" calcext:value-type="float">
            <text:p>2727.27272727273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50500" calcext:value-type="float">
            <text:p>250500</text:p>
          </table:table-cell>
          <table:table-cell table:style-name="ce1" office:value-type="percentage" office:value="0.099" calcext:value-type="percentage">
            <text:p>9.90%</text:p>
          </table:table-cell>
          <table:table-cell table:style-name="ce1" office:value-type="percentage" office:value="0.087" calcext:value-type="percentage">
            <text:p>8.70%</text:p>
          </table:table-cell>
          <table:table-cell table:style-name="ce1" office:value-type="percentage" office:value="0.107" calcext:value-type="percentage">
            <text:p>10.70%</text:p>
          </table:table-cell>
          <table:table-cell table:number-columns-repeated="6"/>
        </table:table-row>
        <table:table-row table:style-name="ro1">
          <table:table-cell/>
          <table:table-cell table:formula="of:=[.B62]/(1+[.C62])[.D60]" office:value-type="string" office:string-value="" calcext:value-type="error">
            <text:p>Err:5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975000" calcext:value-type="float">
            <text:p>975000</text:p>
          </table:table-cell>
          <table:table-cell table:style-name="ce1" office:value-type="percentage" office:value="0.15" calcext:value-type="percentage">
            <text:p>15.00%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4">00/00/0000</text:date>, <text:time style:data-style-name="N2" text:time-value="11:04:30.431245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7:47:35.409476368</meta:creation-date>
    <dc:date>2023-02-04T13:09:35.905682790</dc:date>
    <meta:editing-duration>PT1H13M53S</meta:editing-duration>
    <meta:editing-cycles>17</meta:editing-cycles>
    <meta:generator>LibreOffice/6.4.7.2$Linux_X86_64 LibreOffice_project/40$Build-2</meta:generator>
    <meta:document-statistic meta:table-count="2" meta:cell-count="200" meta:object-count="0"/>
  </office:meta>
</office:document-meta>
</file>